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4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R1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2</text:p>
          </table:table-cell>
          <table:table-cell office:value-type="float" office:value="200" calcext:value-type="float">
            <text:p>2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a</text:p>
          </table:table-cell>
          <table:table-cell office:value-type="float" office:value="0.00115" calcext:value-type="float">
            <text:p>0,00115</text:p>
          </table:table-cell>
          <table:table-cell office:value-type="float" office:value="0.00046" calcext:value-type="float">
            <text:p>0,00046</text:p>
          </table:table-cell>
          <table:table-cell office:value-type="float" office:value="0.000606" calcext:value-type="float">
            <text:p>0,000606</text:p>
          </table:table-cell>
        </table:table-row>
        <table:table-row table:style-name="ro1">
          <table:table-cell office:value-type="string" calcext:value-type="string">
            <text:p>Va</text:p>
          </table:table-cell>
          <table:table-cell office:value-type="float" office:value="1.83" calcext:value-type="float">
            <text:p>1,83</text:p>
          </table:table-cell>
          <table:table-cell office:value-type="float" office:value="1" calcext:value-type="float">
            <text:p>1</text:p>
          </table:table-cell>
          <table:table-cell office:value-type="float" office:value="1.38" calcext:value-type="float">
            <text:p>1,38</text:p>
          </table:table-cell>
        </table:table-row>
        <table:table-row table:style-name="ro1">
          <table:table-cell/>
          <table:table-cell office:value-type="string" calcext:value-type="string">
            <text:p>max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typ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table:formula="of:=([.B4]+[.B5]/[.B2])*[.B3]+[.B5]" office:value-type="float" office:value="2.426" calcext:value-type="float">
            <text:p>2,426</text:p>
          </table:table-cell>
          <table:table-cell table:formula="of:=([.C4]+[.C5]/[.B2])*[.B3]+[.C5]" office:value-type="float" office:value="1.292" calcext:value-type="float">
            <text:p>1,292</text:p>
          </table:table-cell>
          <table:table-cell table:formula="of:=([.D4]+[.D5]/[.B2])*[.B3]+[.D5]" office:value-type="float" office:value="1.7772" calcext:value-type="float">
            <text:p>1,7772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table:formula="of:=[.B4]+[.B5]/[.B2]" office:value-type="float" office:value="0.00298" calcext:value-type="float">
            <text:p>0,00298</text:p>
          </table:table-cell>
          <table:table-cell table:formula="of:=[.C4]+[.C5]/[.B2]" office:value-type="float" office:value="0.00146" calcext:value-type="float">
            <text:p>0,00146</text:p>
          </table:table-cell>
          <table:table-cell table:formula="of:=[.D4]+[.D5]/[.B2]" office:value-type="float" office:value="0.001986" calcext:value-type="float">
            <text:p>0,001986</text:p>
          </table:table-cell>
        </table:table-row>
        <table:table-row table:style-name="ro1">
          <table:table-cell office:value-type="string" calcext:value-type="string">
            <text:p>Pr2</text:p>
          </table:table-cell>
          <table:table-cell table:formula="of:=[.B8]*[.B8]*[.B3]" office:value-type="float" office:value="0.00177608" calcext:value-type="float">
            <text:p>0,00177608</text:p>
          </table:table-cell>
          <table:table-cell table:formula="of:=[.C8]*[.C8]*[.B3]" office:value-type="float" office:value="0.00042632" calcext:value-type="float">
            <text:p>0,00042632</text:p>
          </table:table-cell>
          <table:table-cell table:formula="of:=[.D8]*[.D8]*[.B3]" office:value-type="float" office:value="0.0007888392" calcext:value-type="float">
            <text:p>0,000788839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19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9T09:31:10.736452077</meta:creation-date>
    <dc:date>2025-01-19T11:01:01.202749757</dc:date>
    <meta:editing-duration>PT58M25S</meta:editing-duration>
    <meta:editing-cycles>5</meta:editing-cycles>
    <meta:generator>LibreOffice/24.8.3.2$Linux_X86_64 LibreOffice_project/e14c9fdd1f585efcbb2c5363087a99d20928d522</meta:generator>
    <meta:document-statistic meta:table-count="1" meta:cell-count="27" meta:object-count="0"/>
  </office:meta>
</office:document-meta>
</file>